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04834" officeooo:paragraph-rsid="00004834"/>
    </style:style>
    <style:style style:name="P2" style:family="paragraph">
      <style:paragraph-properties fo:text-align="center"/>
    </style:style>
    <style:style style:name="gr1" style:family="graphic">
      <style:graphic-properties draw:stroke="none" draw:fill="solid" draw:fill-color="#000000" draw:textarea-horizontal-align="center" draw:textarea-vertical-align="middle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solid" draw:fill-color="#e6e6ff" draw:textarea-horizontal-align="center" draw:textarea-vertical-align="middle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0" draw:style-name="gr1" draw:text-style-name="P2" svg:width="0.701cm" svg:height="0.701cm" svg:x="2.101cm" svg:y="2.101cm">
        <text:p/>
      </draw:rect>
      <draw:rect text:anchor-type="page" text:anchor-page-number="1" draw:z-index="1" draw:style-name="gr2" draw:text-style-name="P2" svg:width="2.102cm" svg:height="2.941cm" svg:x="1.15cm" svg:y="1.61cm">
        <text:p/>
      </draw:rec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 </meta:initial-creator>
    <meta:creation-date>2011-01-12T19:08:50</meta:creation-date>
    <dc:date>2011-01-12T22:57:23</dc:date>
    <dc:creator>seb </dc:creator>
    <meta:editing-duration>PT01H25M41S</meta:editing-duration>
    <meta:editing-cycles>3</meta:editing-cycles>
    <meta:generator>OpenOffice.org/3.2$Linux OpenOffice.org_project/320m19$Build-9505</meta:generator>
    <meta:document-statistic meta:table-count="0" meta:image-count="0" meta:object-count="0" meta:page-count="1" meta:paragraph-count="0" meta:word-count="0" meta:character-count="0"/>
  </office:meta>
</office:document-meta>
</file>